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9930" officeooo:paragraph-rsid="0009993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d1c" officeooo:paragraph-rsid="0009993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cead" officeooo:paragraph-rsid="000ccead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99930" officeooo:paragraph-rsid="00099930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99930" officeooo:paragraph-rsid="00099930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9a879" officeooo:paragraph-rsid="0009a87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ad95e" officeooo:paragraph-rsid="000ad95e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b1c4c" officeooo:paragraph-rsid="000b1c4c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c3c4a" officeooo:paragraph-rsid="000c3c4a" style:font-weight-asian="normal" style:font-weight-complex="normal"/>
    </style:style>
    <style:style style:name="T1" style:family="text">
      <style:text-properties officeooo:rsid="0009a879"/>
    </style:style>
    <style:style style:name="T2" style:family="text">
      <style:text-properties officeooo:rsid="000ad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Scientific Computing NCAS</text:p>
      <text:p text:style-name="P2"/>
      <text:p text:style-name="P2">Course Notes</text:p>
      <text:p text:style-name="P3"/>
      <text:p text:style-name="P1">Numpy</text:p>
      <text:list xml:id="list5486288253777557907" text:style-name="L1">
        <text:list-item>
          <text:p text:style-name="P4">Multi-dimensional arays are treated as (t,z,y,x), where (time, levels, long, lat)</text:p>
        </text:list-item>
        <text:list-item>
          <text:p text:style-name="P7">From the slowest varying in memory to the fastest varying in memory</text:p>
        </text:list-item>
        <text:list-item>
          <text:p text:style-name="P8">flatten is equivalent to ravel</text:p>
        </text:list-item>
        <text:list-item>
          <text:p text:style-name="P8"/>
        </text:list-item>
      </text:list>
      <text:p text:style-name="P1">Matplotlib</text:p>
      <text:list xml:id="list5958898553516789088" text:style-name="L2">
        <text:list-item>
          <text:p text:style-name="P9">Basemap is gone</text:p>
        </text:list-item>
        <text:list-item>
          <text:p text:style-name="P9">Next one is CartoPy</text:p>
          <text:list>
            <text:list-item>
              <text:p text:style-name="P9"><text:a xlink:type="simple" xlink:href="https://www.scivision.co/cartopy-replace-deprecated-basemap/" text:style-name="Internet_20_link" text:visited-style-name="Visited_20_Internet_20_Link">https://www.scivision.co/cartopy-replace-deprecated-basemap/</text:a></text:p>
            </text:list-item>
          </text:list>
        </text:list-item>
        <text:list-item>
          <text:p text:style-name="P9"/>
        </text:list-item>
      </text:list>
      <text:p text:style-name="P1">Other External Sources</text:p>
      <text:list xml:id="list15791867468868587" text:style-name="L3">
        <text:list-item>
          <text:p text:style-name="P5">cf-python</text:p>
        </text:list-item>
        <text:list-item>
          <text:p text:style-name="P5">cf-plot</text:p>
        </text:list-item>
        <text:list-item>
          <text:p text:style-name="P5">Iris</text:p>
        </text:list-item>
        <text:list-item>
          <text:p text:style-name="P5"><text:span text:style-name="T1">X</text:span>array</text:p>
        </text:list-item>
        <text:list-item>
          <text:p text:style-name="P6">Sphinx</text:p>
          <text:list>
            <text:list-item>
              <text:p text:style-name="P6">Web development</text:p>
            </text:list-item>
            <text:list-item>
              <text:p text:style-name="P6">Templates by Read the Docs Sphinx theme</text:p>
            </text:list-item>
          </text:list>
        </text:list-item>
        <text:list-item>
          <text:p text:style-name="P6">Pandas</text:p>
        </text:list-item>
        <text:list-item>
          <text:p text:style-name="P6">Seaborn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22T12:00:08.601334194</meta:creation-date>
    <meta:generator>LibreOffice/4.3.7.2$Linux_X86_64 LibreOffice_project/430$Build-2</meta:generator>
    <dc:date>2018-11-23T09:56:19.052758711</dc:date>
    <dc:creator>user01 </dc:creator>
    <meta:editing-duration>PT21H40M57S</meta:editing-duration>
    <meta:editing-cycles>5</meta:editing-cycles>
    <meta:document-statistic meta:table-count="0" meta:image-count="0" meta:object-count="0" meta:page-count="1" meta:paragraph-count="23" meta:word-count="82" meta:character-count="479" meta:non-whitespace-character-count="435"/>
  </office:meta>
</office:document-meta>
</file>